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3" style:family="paragraph" style:parent-style-name="Standard" style:list-style-name="L1">
      <style:text-properties fo:font-variant="normal" fo:text-transform="none" fo:color="#000000" style:font-name="Times New Roman" fo:font-size="14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color="#000000" fo:font-size="14pt" style:font-size-asian="14pt" style:font-size-complex="14pt"/>
    </style:style>
    <style:style style:name="T1" style:family="text">
      <style:text-properties fo:font-variant="normal" fo:text-transform="none" style:font-name="Times New Roman" fo:letter-spacing="normal" fo:language="uk" fo:country="UA" fo:font-style="normal" fo:font-weight="normal" fo:background-color="transparent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letter-spacing="normal" fo:language="uk" fo:country="UA" fo:font-style="normal" fo:font-weight="normal" fo:background-color="transparent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color="#000000"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color="#000000" style:font-name="Times New Roman" fo:font-size="14pt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9.12</text:span><text:span text:style-name="T7"> </text:span><text:span text:style-name="T2"><text:s text:c="3"/></text:span><text:span text:style-name="T3">Згідно з вимогами Положення про державну експертизу в сфері технічного захисту інформації експертиза може бути </text:span><text:span text:style-name="T4">первинною</text:span><text:span text:style-name="T3">, </text:span><text:span text:style-name="T4">додатковою</text:span><text:span text:style-name="T3"> та </text:span><text:span text:style-name="T4">контрольною</text:span><text:span text:style-name="T3">. </text:span><text:span text:style-name="T4">Первинна</text:span><text:span text:style-name="T3"> експертиза є основним видом експертизи і передбачає виконання Організатором експертизи усіх необхідних заходів, визначених у Положенні про державну експертизу в сфері технічного захисту інформації та необхідних для підготовки та прийняття рішення щодо відповідності ОЕ висунутим вимогам. </text:span><text:span text:style-name="T4">Додаткова</text:span><text:span text:style-name="T3"> експертиза проводиться стосовно ОЕ, щодо яких відкрилися нові наукові та науково-технічні обставини або в зв'язку із закінченням терміну дії документів, що засвідчують результати експертизи. </text:span><text:span text:style-name="T4">Контрольна</text:span><text:span text:style-name="T3"> експертиза проводиться іншим Організатором експертизи з ініціативи Замовника за наявності у нього обґрунтованих претензій до висновку первинної чи додаткової експертизи або з ініціативи уповноваженого державного органу для перевірки висновку первинної чи додаткової експертизи. </text:span></text:p>
      <text:p text:style-name="P5">Атестація комплексу ТЗІ може бути первинною, черговою та позачерговою.</text:p>
      <text:p text:style-name="P5">Термін проведення чергової атестації вказується в акті атестації та паспорті на комплекс ТЗІ (строк дії акта атестації не повинен перевищувати два роки).</text:p>
      <text:p text:style-name="P4"><text:span text:style-name="T1">Позачергову атестацію, а також необхідні випробування проводять у разі змін умов функціонування ОІД, що приводять до змін загроз для ІзОД, яка озвучуватиметься та/або оброблятиметься технічними засобами тощо, та за висновками органів, які контролюють стан ТЗІ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1:27:58</dc:date>
    <dc:creator>mark </dc:creator>
    <meta:editing-duration>PT43M59S</meta:editing-duration>
    <meta:editing-cycles>61</meta:editing-cycles>
    <meta:document-statistic meta:table-count="0" meta:image-count="0" meta:object-count="0" meta:page-count="1" meta:paragraph-count="4" meta:word-count="182" meta:character-count="1427" meta:non-whitespace-character-count="1245"/>
  </office:meta>
</office:document-meta>
</file>